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3.0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ariação com tensã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ensão (V)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Erro Contagens</text:p>
          </table:table-cell>
          <table:table-cell office:value-type="string" calcext:value-type="string">
            <text:p>Contagens_norm</text:p>
          </table:table-cell>
          <table:table-cell office:value-type="string" calcext:value-type="string">
            <text:p>erro contagens_norm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SQRT([.C4])" office:value-type="float" office:value="0" calcext:value-type="float">
            <text:p>0</text:p>
          </table:table-cell>
          <table:table-cell table:formula="of:=[.C4]/[.$C$26]" office:value-type="float" office:value="0" calcext:value-type="float">
            <text:p>0</text:p>
          </table:table-cell>
          <table:table-cell table:formula="of:=SQRT(([.D4]/[.$C$26])^2+([.C4]/[.$C$26]^2*[.$D$26])^2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SQRT([.C5])" office:value-type="float" office:value="0" calcext:value-type="float">
            <text:p>0</text:p>
          </table:table-cell>
          <table:table-cell table:formula="of:=[.C5]/[.$C$26]" office:value-type="float" office:value="0" calcext:value-type="float">
            <text:p>0</text:p>
          </table:table-cell>
          <table:table-cell table:formula="of:=SQRT(([.D5]/[.$C$26])^2+([.C5]/[.$C$26]^2*[.$D$26])^2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QRT([.C6])" office:value-type="float" office:value="0" calcext:value-type="float">
            <text:p>0</text:p>
          </table:table-cell>
          <table:table-cell table:formula="of:=[.C6]/[.$C$26]" office:value-type="float" office:value="0" calcext:value-type="float">
            <text:p>0</text:p>
          </table:table-cell>
          <table:table-cell table:formula="of:=SQRT(([.D6]/[.$C$26])^2+([.C6]/[.$C$26]^2*[.$D$26])^2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float" office:value="1389" calcext:value-type="float">
            <text:p>1389</text:p>
          </table:table-cell>
          <table:table-cell table:formula="of:=SQRT([.C7])" office:value-type="float" office:value="37.2692903071684" calcext:value-type="float">
            <text:p>37.2692903072</text:p>
          </table:table-cell>
          <table:table-cell table:formula="of:=[.C7]/[.$C$26]" office:value-type="float" office:value="0.685587364264561" calcext:value-type="float">
            <text:p>0.6855873643</text:p>
          </table:table-cell>
          <table:table-cell table:formula="of:=SQRT(([.D7]/[.$C$26])^2+([.C7]/[.$C$26]^2*[.$D$26])^2)" office:value-type="float" office:value="0.0238829140302932" calcext:value-type="float">
            <text:p>0.023882914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1519" calcext:value-type="float">
            <text:p>1519</text:p>
          </table:table-cell>
          <table:table-cell table:formula="of:=SQRT([.C8])" office:value-type="float" office:value="38.9743505398102" calcext:value-type="float">
            <text:p>38.9743505398</text:p>
          </table:table-cell>
          <table:table-cell table:formula="of:=[.C8]/[.$C$26]" office:value-type="float" office:value="0.749753208292201" calcext:value-type="float">
            <text:p>0.7497532083</text:p>
          </table:table-cell>
          <table:table-cell table:formula="of:=SQRT(([.D8]/[.$C$26])^2+([.C8]/[.$C$26]^2*[.$D$26])^2)" office:value-type="float" office:value="0.0254464876220363" calcext:value-type="float">
            <text:p>0.0254464876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1571" calcext:value-type="float">
            <text:p>1571</text:p>
          </table:table-cell>
          <table:table-cell table:formula="of:=SQRT([.C9])" office:value-type="float" office:value="39.6358423652128" calcext:value-type="float">
            <text:p>39.6358423652</text:p>
          </table:table-cell>
          <table:table-cell table:formula="of:=[.C9]/[.$C$26]" office:value-type="float" office:value="0.775419545903258" calcext:value-type="float">
            <text:p>0.7754195459</text:p>
          </table:table-cell>
          <table:table-cell table:formula="of:=SQRT(([.D9]/[.$C$26])^2+([.C9]/[.$C$26]^2*[.$D$26])^2)" office:value-type="float" office:value="0.0260674860555388" calcext:value-type="float">
            <text:p>0.0260674861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624" calcext:value-type="float">
            <text:p>1624</text:p>
          </table:table-cell>
          <table:table-cell table:formula="of:=SQRT([.C10])" office:value-type="float" office:value="40.2988833592198" calcext:value-type="float">
            <text:p>40.2988833592</text:p>
          </table:table-cell>
          <table:table-cell table:formula="of:=[.C10]/[.$C$26]" office:value-type="float" office:value="0.801579466929911" calcext:value-type="float">
            <text:p>0.8015794669</text:p>
          </table:table-cell>
          <table:table-cell table:formula="of:=SQRT(([.D10]/[.$C$26])^2+([.C10]/[.$C$26]^2*[.$D$26])^2)" office:value-type="float" office:value="0.026698095557245" calcext:value-type="float">
            <text:p>0.0266980956</text:p>
          </table:table-cell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office:value-type="float" office:value="1570" calcext:value-type="float">
            <text:p>1570</text:p>
          </table:table-cell>
          <table:table-cell table:formula="of:=SQRT([.C11])" office:value-type="float" office:value="39.6232255123179" calcext:value-type="float">
            <text:p>39.6232255123</text:p>
          </table:table-cell>
          <table:table-cell table:formula="of:=[.C11]/[.$C$26]" office:value-type="float" office:value="0.77492596248766" calcext:value-type="float">
            <text:p>0.7749259625</text:p>
          </table:table-cell>
          <table:table-cell table:formula="of:=SQRT(([.D11]/[.$C$26])^2+([.C11]/[.$C$26]^2*[.$D$26])^2)" office:value-type="float" office:value="0.0260555656699597" calcext:value-type="float">
            <text:p>0.0260555657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1692" calcext:value-type="float">
            <text:p>1692</text:p>
          </table:table-cell>
          <table:table-cell table:formula="of:=SQRT([.C12])" office:value-type="float" office:value="41.1339276024063" calcext:value-type="float">
            <text:p>41.1339276024</text:p>
          </table:table-cell>
          <table:table-cell table:formula="of:=[.C12]/[.$C$26]" office:value-type="float" office:value="0.835143139190523" calcext:value-type="float">
            <text:p>0.8351431392</text:p>
          </table:table-cell>
          <table:table-cell table:formula="of:=SQRT(([.D12]/[.$C$26])^2+([.C12]/[.$C$26]^2*[.$D$26])^2)" office:value-type="float" office:value="0.0275039905758242" calcext:value-type="float">
            <text:p>0.0275039906</text:p>
          </table:table-cell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office:value-type="float" office:value="1748" calcext:value-type="float">
            <text:p>1748</text:p>
          </table:table-cell>
          <table:table-cell table:formula="of:=SQRT([.C13])" office:value-type="float" office:value="41.8090899207338" calcext:value-type="float">
            <text:p>41.8090899207</text:p>
          </table:table-cell>
          <table:table-cell table:formula="of:=[.C13]/[.$C$26]" office:value-type="float" office:value="0.862783810463968" calcext:value-type="float">
            <text:p>0.8627838105</text:p>
          </table:table-cell>
          <table:table-cell table:formula="of:=SQRT(([.D13]/[.$C$26])^2+([.C13]/[.$C$26]^2*[.$D$26])^2)" office:value-type="float" office:value="0.0281651780172903" calcext:value-type="float">
            <text:p>0.028165178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728" calcext:value-type="float">
            <text:p>1728</text:p>
          </table:table-cell>
          <table:table-cell table:formula="of:=SQRT([.C14])" office:value-type="float" office:value="41.5692193816531" calcext:value-type="float">
            <text:p>41.5692193817</text:p>
          </table:table-cell>
          <table:table-cell table:formula="of:=[.C14]/[.$C$26]" office:value-type="float" office:value="0.852912142152024" calcext:value-type="float">
            <text:p>0.8529121422</text:p>
          </table:table-cell>
          <table:table-cell table:formula="of:=SQRT(([.D14]/[.$C$26])^2+([.C14]/[.$C$26]^2*[.$D$26])^2)" office:value-type="float" office:value="0.0279292865391434" calcext:value-type="float">
            <text:p>0.0279292865</text:p>
          </table:table-cell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office:value-type="float" office:value="1756" calcext:value-type="float">
            <text:p>1756</text:p>
          </table:table-cell>
          <table:table-cell table:formula="of:=SQRT([.C15])" office:value-type="float" office:value="41.9046536795139" calcext:value-type="float">
            <text:p>41.9046536795</text:p>
          </table:table-cell>
          <table:table-cell table:formula="of:=[.C15]/[.$C$26]" office:value-type="float" office:value="0.866732477788746" calcext:value-type="float">
            <text:p>0.8667324778</text:p>
          </table:table-cell>
          <table:table-cell table:formula="of:=SQRT(([.D15]/[.$C$26])^2+([.C15]/[.$C$26]^2*[.$D$26])^2)" office:value-type="float" office:value="0.0282594598497265" calcext:value-type="float">
            <text:p>0.0282594598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1862" calcext:value-type="float">
            <text:p>1862</text:p>
          </table:table-cell>
          <table:table-cell table:formula="of:=SQRT([.C16])" office:value-type="float" office:value="43.1508980207828" calcext:value-type="float">
            <text:p>43.1508980208</text:p>
          </table:table-cell>
          <table:table-cell table:formula="of:=[.C16]/[.$C$26]" office:value-type="float" office:value="0.919052319842053" calcext:value-type="float">
            <text:p>0.9190523198</text:p>
          </table:table-cell>
          <table:table-cell table:formula="of:=SQRT(([.D16]/[.$C$26])^2+([.C16]/[.$C$26]^2*[.$D$26])^2)" office:value-type="float" office:value="0.0295048767569499" calcext:value-type="float">
            <text:p>0.0295048768</text:p>
          </table:table-cell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float" office:value="1906" calcext:value-type="float">
            <text:p>1906</text:p>
          </table:table-cell>
          <table:table-cell table:formula="of:=SQRT([.C17])" office:value-type="float" office:value="43.6577599058862" calcext:value-type="float">
            <text:p>43.6577599059</text:p>
          </table:table-cell>
          <table:table-cell table:formula="of:=[.C17]/[.$C$26]" office:value-type="float" office:value="0.940769990128332" calcext:value-type="float">
            <text:p>0.9407699901</text:p>
          </table:table-cell>
          <table:table-cell table:formula="of:=SQRT(([.D17]/[.$C$26])^2+([.C17]/[.$C$26]^2*[.$D$26])^2)" office:value-type="float" office:value="0.0300198861735163" calcext:value-type="float">
            <text:p>0.030019886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937" calcext:value-type="float">
            <text:p>1937</text:p>
          </table:table-cell>
          <table:table-cell table:formula="of:=SQRT([.C18])" office:value-type="float" office:value="44.0113621693308" calcext:value-type="float">
            <text:p>44.0113621693</text:p>
          </table:table-cell>
          <table:table-cell table:formula="of:=[.C18]/[.$C$26]" office:value-type="float" office:value="0.956071076011846" calcext:value-type="float">
            <text:p>0.956071076</text:p>
          </table:table-cell>
          <table:table-cell table:formula="of:=SQRT(([.D18]/[.$C$26])^2+([.C18]/[.$C$26]^2*[.$D$26])^2)" office:value-type="float" office:value="0.0303820927345866" calcext:value-type="float">
            <text:p>0.0303820927</text:p>
          </table:table-cell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office:value-type="float" office:value="1824" calcext:value-type="float">
            <text:p>1824</text:p>
          </table:table-cell>
          <table:table-cell table:formula="of:=SQRT([.C19])" office:value-type="float" office:value="42.7083130081252" calcext:value-type="float">
            <text:p>42.7083130081</text:p>
          </table:table-cell>
          <table:table-cell table:formula="of:=[.C19]/[.$C$26]" office:value-type="float" office:value="0.900296150049358" calcext:value-type="float">
            <text:p>0.90029615</text:p>
          </table:table-cell>
          <table:table-cell table:formula="of:=SQRT(([.D19]/[.$C$26])^2+([.C19]/[.$C$26]^2*[.$D$26])^2)" office:value-type="float" office:value="0.0290591977395975" calcext:value-type="float">
            <text:p>0.0290591977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1869" calcext:value-type="float">
            <text:p>1869</text:p>
          </table:table-cell>
          <table:table-cell table:formula="of:=SQRT([.C20])" office:value-type="float" office:value="43.2319326424346" calcext:value-type="float">
            <text:p>43.2319326424</text:p>
          </table:table-cell>
          <table:table-cell table:formula="of:=[.C20]/[.$C$26]" office:value-type="float" office:value="0.922507403751234" calcext:value-type="float">
            <text:p>0.9225074038</text:p>
          </table:table-cell>
          <table:table-cell table:formula="of:=SQRT(([.D20]/[.$C$26])^2+([.C20]/[.$C$26]^2*[.$D$26])^2)" office:value-type="float" office:value="0.0295868833972827" calcext:value-type="float">
            <text:p>0.0295868834</text:p>
          </table:table-cell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office:value-type="float" office:value="1930" calcext:value-type="float">
            <text:p>1930</text:p>
          </table:table-cell>
          <table:table-cell table:formula="of:=SQRT([.C21])" office:value-type="float" office:value="43.9317652729776" calcext:value-type="float">
            <text:p>43.931765273</text:p>
          </table:table-cell>
          <table:table-cell table:formula="of:=[.C21]/[.$C$26]" office:value-type="float" office:value="0.952615992102665" calcext:value-type="float">
            <text:p>0.9526159921</text:p>
          </table:table-cell>
          <table:table-cell table:formula="of:=SQRT(([.D21]/[.$C$26])^2+([.C21]/[.$C$26]^2*[.$D$26])^2)" office:value-type="float" office:value="0.0303003492572244" calcext:value-type="float">
            <text:p>0.0303003493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1937" calcext:value-type="float">
            <text:p>1937</text:p>
          </table:table-cell>
          <table:table-cell table:formula="of:=SQRT([.C22])" office:value-type="float" office:value="44.0113621693308" calcext:value-type="float">
            <text:p>44.0113621693</text:p>
          </table:table-cell>
          <table:table-cell table:formula="of:=[.C22]/[.$C$26]" office:value-type="float" office:value="0.956071076011846" calcext:value-type="float">
            <text:p>0.956071076</text:p>
          </table:table-cell>
          <table:table-cell table:formula="of:=SQRT(([.D22]/[.$C$26])^2+([.C22]/[.$C$26]^2*[.$D$26])^2)" office:value-type="float" office:value="0.0303820927345866" calcext:value-type="float">
            <text:p>0.0303820927</text:p>
          </table:table-cell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office:value-type="float" office:value="1998" calcext:value-type="float">
            <text:p>1998</text:p>
          </table:table-cell>
          <table:table-cell table:formula="of:=SQRT([.C23])" office:value-type="float" office:value="44.698993277254" calcext:value-type="float">
            <text:p>44.6989932773</text:p>
          </table:table-cell>
          <table:table-cell table:formula="of:=[.C23]/[.$C$26]" office:value-type="float" office:value="0.986179664363277" calcext:value-type="float">
            <text:p>0.9861796644</text:p>
          </table:table-cell>
          <table:table-cell table:formula="of:=SQRT(([.D23]/[.$C$26])^2+([.C23]/[.$C$26]^2*[.$D$26])^2)" office:value-type="float" office:value="0.0310933536475213" calcext:value-type="float">
            <text:p>0.0310933536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1944" calcext:value-type="float">
            <text:p>1944</text:p>
          </table:table-cell>
          <table:table-cell table:formula="of:=SQRT([.C24])" office:value-type="float" office:value="44.0908153700972" calcext:value-type="float">
            <text:p>44.0908153701</text:p>
          </table:table-cell>
          <table:table-cell table:formula="of:=[.C24]/[.$C$26]" office:value-type="float" office:value="0.959526159921027" calcext:value-type="float">
            <text:p>0.9595261599</text:p>
          </table:table-cell>
          <table:table-cell table:formula="of:=SQRT(([.D24]/[.$C$26])^2+([.C24]/[.$C$26]^2*[.$D$26])^2)" office:value-type="float" office:value="0.0304638102863673" calcext:value-type="float">
            <text:p>0.0304638103</text:p>
          </table:table-cell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1918" calcext:value-type="float">
            <text:p>1918</text:p>
          </table:table-cell>
          <table:table-cell table:formula="of:=SQRT([.C25])" office:value-type="float" office:value="43.7949768809164" calcext:value-type="float">
            <text:p>43.7949768809</text:p>
          </table:table-cell>
          <table:table-cell table:formula="of:=[.C25]/[.$C$26]" office:value-type="float" office:value="0.946692991115499" calcext:value-type="float">
            <text:p>0.9466929911</text:p>
          </table:table-cell>
          <table:table-cell table:formula="of:=SQRT(([.D25]/[.$C$26])^2+([.C25]/[.$C$26]^2*[.$D$26])^2)" office:value-type="float" office:value="0.0301601566578526" calcext:value-type="float">
            <text:p>0.0301601567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2026" calcext:value-type="float">
            <text:p>2026</text:p>
          </table:table-cell>
          <table:table-cell table:formula="of:=SQRT([.C26])" office:value-type="float" office:value="45.0111097397076" calcext:value-type="float">
            <text:p>45.0111097397</text:p>
          </table:table-cell>
          <table:table-cell table:formula="of:=[.C26]/[.$C$26]" office:value-type="float" office:value="1" calcext:value-type="float">
            <text:p>1</text:p>
          </table:table-cell>
          <table:table-cell table:formula="of:=[.D26]/[.C26]" office:value-type="float" office:value="0.0222167372851469" calcext:value-type="float">
            <text:p>0.02221673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3:24:31.37274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03T09:14:56.300659121</meta:creation-date>
    <dc:date>2015-11-05T16:07:19.976537773</dc:date>
    <dc:creator>Goncalo Castro</dc:creator>
    <meta:editing-duration>PT15H10S</meta:editing-duration>
    <meta:editing-cycles>2</meta:editing-cycles>
    <meta:generator>LibreOffice/4.3.7.2$Linux_X86_64 LibreOffice_project/430$Build-2</meta:generator>
    <meta:document-statistic meta:table-count="1" meta:cell-count="121" meta:object-count="0"/>
  </office:meta>
</office:document-meta>
</file>